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143C700004AF700003F41DEEBC3F1.svg" manifest:media-type=""/>
  <manifest:file-entry manifest:full-path="Pictures/100144BE00004AF700003F41FD5E8BD3.svg" manifest:media-type=""/>
  <manifest:file-entry manifest:full-path="Pictures/10013D8B000049DD00003F414CB5BEF8.svg" manifest:media-type=""/>
  <manifest:file-entry manifest:full-path="Pictures/100002010000030200000289649B9895.png" manifest:media-type=""/>
  <manifest:file-entry manifest:full-path="Pictures/10000201000002FC0000028E1880861F.png" manifest:media-type=""/>
  <manifest:file-entry manifest:full-path="Pictures/1000020100000302000002895DB5476E.png" manifest:media-type=""/>
  <manifest:file-entry manifest:full-path="Pictures/100139FA000049DD00003F41B1F18135.svg" manifest:media-type=""/>
  <manifest:file-entry manifest:full-path="Pictures/10000201000002FC0000028E3F70EE9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4.893cm" svg:x="1.125cm" svg:y="0.025cm">
          <draw:image xlink:href="Pictures/10000201000002FC0000028E3F70EE93.png" xlink:type="simple" xlink:show="embed" xlink:actuate="onLoad"/>
          <draw:image xlink:href="Pictures/100139FA000049DD00003F41B1F18135.svg" xlink:type="simple" xlink:show="embed" xlink:actuate="onLoad">
            <text:p/>
          </draw:image>
        </draw:frame>
        <draw:frame draw:style-name="gr1" draw:text-style-name="P1" draw:layer="layout" svg:width="5.715cm" svg:height="4.893cm" svg:x="1.125cm" svg:y="4.937cm">
          <draw:image xlink:href="Pictures/10000201000002FC0000028E1880861F.png" xlink:type="simple" xlink:show="embed" xlink:actuate="onLoad"/>
          <draw:image xlink:href="Pictures/10013D8B000049DD00003F414CB5BEF8.svg" xlink:type="simple" xlink:show="embed" xlink:actuate="onLoad">
            <text:p/>
          </draw:image>
        </draw:frame>
        <draw:frame draw:style-name="gr1" draw:text-style-name="P1" draw:layer="layout" svg:width="5.715cm" svg:height="4.821cm" svg:x="1.125cm" svg:y="9.848cm">
          <draw:image xlink:href="Pictures/1000020100000302000002895DB5476E.png" xlink:type="simple" xlink:show="embed" xlink:actuate="onLoad"/>
          <draw:image xlink:href="Pictures/100144BE00004AF700003F41FD5E8BD3.svg" xlink:type="simple" xlink:show="embed" xlink:actuate="onLoad">
            <text:p/>
          </draw:image>
        </draw:frame>
        <draw:frame draw:style-name="gr1" draw:text-style-name="P1" draw:layer="layout" svg:width="5.715cm" svg:height="4.82cm" svg:x="1.125cm" svg:y="14.687cm">
          <draw:image xlink:href="Pictures/100002010000030200000289649B9895.png" xlink:type="simple" xlink:show="embed" xlink:actuate="onLoad"/>
          <draw:image xlink:href="Pictures/100143C700004AF700003F41DEEBC3F1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001cm" fo:page-height="19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4-02-04T22:36:08</meta:creation-date>
    <dc:date>2014-02-05T10:13:07</dc:date>
    <dc:creator>Helio Filho</dc:creator>
    <meta:editing-duration>PT31M24S</meta:editing-duration>
    <meta:editing-cycles>6</meta:editing-cycles>
    <meta:generator>LibreOffice/4.0.2.2$Linux_X86_64 LibreOffice_project/400m0$Build-2</meta:generator>
    <meta:document-statistic meta:object-count="4"/>
  </office:meta>
</office:document-meta>
</file>